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322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paraphrase</text:p>
          </table:table-cell>
          <table:table-cell office:value-type="string">
            <text:p>POS</text:p>
          </table:table-cell>
          <table:table-cell office:value-type="string">
            <text:p>expansion</text:p>
          </table:table-cell>
          <table:table-cell office:value-type="string">
            <text:p>acronym</text:p>
          </table:table-cell>
          <table:table-cell office:value-type="string">
            <text:p>change of tense + paraphrase</text:p>
          </table:table-cell>
          <table:table-cell office:value-type="string">
            <text:p>infinitival to</text:p>
          </table:table-cell>
          <table:table-cell office:value-type="string">
            <text:p>adverbial modifier</text:p>
          </table:table-cell>
          <table:table-cell office:value-type="string">
            <text:p>one or more words the same as part of original word</text:p>
          </table:table-cell>
          <table:table-cell office:value-type="string">
            <text:p>determiner (possessive or article) + one-word paraphrase</text:p>
          </table:table-cell>
          <table:table-cell office:value-type="string">
            <text:p>negation</text:p>
          </table:table-cell>
          <table:table-cell office:value-type="string">
            <text:p>copula</text:p>
          </table:table-cell>
          <table:table-cell office:value-type="string">
            <text:p>verb particle</text:p>
          </table:table-cell>
          <table:table-cell office:value-type="string">
            <text:p>fixed expression</text:p>
          </table:table-cell>
          <table:table-cell office:value-type="string">
            <text:p>non-decomposable idiom</text:p>
          </table:table-cell>
          <table:table-cell office:value-type="string">
            <text:p>compound nominal</text:p>
          </table:table-cell>
          <table:table-cell office:value-type="string">
            <text:p>proper name</text:p>
          </table:table-cell>
          <table:table-cell office:value-type="string">
            <text:p>decomposable idiom</text:p>
          </table:table-cell>
          <table:table-cell office:value-type="string">
            <text:p>light verb</text:p>
          </table:table-cell>
          <table:table-cell office:value-type="string">
            <text:p>expansion, same morphological form</text:p>
          </table:table-cell>
          <table:table-cell office:value-type="string">
            <text:p>nominalization</text:p>
          </table:table-cell>
          <table:table-cell office:value-type="string">
            <text:p>hypernym/hyponym</text:p>
          </table:table-cell>
          <table:table-cell office:value-type="string">
            <text:p>inaccurate/bad paraphrase</text:p>
          </table:table-cell>
          <table:table-cell office:value-type="string">
            <text:p>extra article</text:p>
          </table:table-cell>
          <table:table-cell office:value-type="string">
            <text:p>det + plural</text:p>
          </table:table-cell>
          <table:table-cell office:value-type="string">
            <text:p>time variation</text:p>
          </table:table-cell>
          <table:table-cell office:value-type="string">
            <text:p>superlative</text:p>
          </table:table-cell>
          <table:table-cell office:value-type="string">
            <text:p>WTF</text:p>
          </table:table-cell>
          <table:table-cell table:number-columns-repeated="996"/>
        </table:table-row>
        <table:table-row table:style-name="ro1">
          <table:table-cell office:value-type="string">
            <text:p>photographs</text:p>
          </table:table-cell>
          <table:table-cell office:value-type="string">
            <text:p>the images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qualify</text:p>
          </table:table-cell>
          <table:table-cell office:value-type="string">
            <text:p>are eligible</text:p>
          </table:table-cell>
          <table:table-cell office:value-type="string">
            <text:p>VP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unused</text:p>
          </table:table-cell>
          <table:table-cell office:value-type="string">
            <text:p>not utilized</text:p>
          </table:table-cell>
          <table:table-cell office:value-type="string">
            <text:p>ADJP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ist</text:p>
          </table:table-cell>
          <table:table-cell office:value-type="string">
            <text:p>the smoke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licence</text:p>
          </table:table-cell>
          <table:table-cell office:value-type="string">
            <text:p>licensed</text:p>
          </table:table-cell>
          <table:table-cell office:value-type="string">
            <text:p>X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finally</text:p>
          </table:table-cell>
          <table:table-cell office:value-type="string">
            <text:p>5.9 finally</text:p>
          </table:table-cell>
          <table:table-cell office:value-type="string">
            <text:p>ADV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advocates</text:p>
          </table:table-cell>
          <table:table-cell office:value-type="string">
            <text:p>the initiators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suffocate</text:p>
          </table:table-cell>
          <table:table-cell office:value-type="string">
            <text:p>need air</text:p>
          </table:table-cell>
          <table:table-cell office:value-type="string">
            <text:p>V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oments</text:p>
          </table:table-cell>
          <table:table-cell office:value-type="string">
            <text:p>a few minutes</text:p>
          </table:table-cell>
          <table:table-cell office:value-type="string">
            <text:p>N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eninsula</text:p>
          </table:table-cell>
          <table:table-cell office:value-type="string">
            <text:p>al jazeera</text:p>
          </table:table-cell>
          <table:table-cell office:value-type="string">
            <text:p>N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hiefs</text:p>
          </table:table-cell>
          <table:table-cell office:value-type="string">
            <text:p>chief executives</text:p>
          </table:table-cell>
          <table:table-cell office:value-type="string">
            <text:p>N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building construction</text:p>
          </table:table-cell>
          <table:table-cell office:value-type="string">
            <text:p>N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pharmaceutical</text:p>
          </table:table-cell>
          <table:table-cell office:value-type="string">
            <text:p>pharmaceutical products</text:p>
          </table:table-cell>
          <table:table-cell office:value-type="string">
            <text:p>N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participation</text:p>
          </table:table-cell>
          <table:table-cell office:value-type="string">
            <text:p>'s involvement</text:p>
          </table:table-cell>
          <table:table-cell office:value-type="string">
            <text:p>X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anytime</text:p>
          </table:table-cell>
          <table:table-cell office:value-type="string">
            <text:p>any point</text:p>
          </table:table-cell>
          <table:table-cell office:value-type="string">
            <text:p>NP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hairperson</text:p>
          </table:table-cell>
          <table:table-cell office:value-type="string">
            <text:p>madam president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umbersome</text:p>
          </table:table-cell>
          <table:table-cell office:value-type="string">
            <text:p>time consuming</text:p>
          </table:table-cell>
          <table:table-cell office:value-type="string">
            <text:p>ADJ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pendency</text:p>
          </table:table-cell>
          <table:table-cell office:value-type="string">
            <text:p>dependency allowances</text:p>
          </table:table-cell>
          <table:table-cell office:value-type="string">
            <text:p>N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interesting</text:p>
          </table:table-cell>
          <table:table-cell office:value-type="string">
            <text:p>very interesting</text:p>
          </table:table-cell>
          <table:table-cell office:value-type="string">
            <text:p>ADJP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rack</text:p>
          </table:table-cell>
          <table:table-cell office:value-type="string">
            <text:p>to follow</text:p>
          </table:table-cell>
          <table:table-cell office:value-type="string">
            <text:p>VP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phold</text:p>
          </table:table-cell>
          <table:table-cell office:value-type="string">
            <text:p>comply with</text:p>
          </table:table-cell>
          <table:table-cell office:value-type="string">
            <text:p>V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on</text:p>
          </table:table-cell>
          <table:table-cell office:value-type="string">
            <text:p>very rapidly</text:p>
          </table:table-cell>
          <table:table-cell office:value-type="string">
            <text:p>ADVP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comoros</text:p>
          </table:table-cell>
          <table:table-cell office:value-type="string">
            <text:p>the satellite</text:p>
          </table:table-cell>
          <table:table-cell office:value-type="string">
            <text:p>NP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somebody</text:p>
          </table:table-cell>
          <table:table-cell office:value-type="string">
            <text:p>anybody else</text:p>
          </table:table-cell>
          <table:table-cell office:value-type="string">
            <text:p>N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ts</text:p>
          </table:table-cell>
          <table:table-cell office:value-type="string">
            <text:p>will be</text:p>
          </table:table-cell>
          <table:table-cell office:value-type="string">
            <text:p>VP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entry</text:p>
          </table:table-cell>
          <table:table-cell office:value-type="string">
            <text:p>the recordal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hase</text:p>
          </table:table-cell>
          <table:table-cell office:value-type="string">
            <text:p>the stages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mine</text:p>
          </table:table-cell>
          <table:table-cell office:value-type="string">
            <text:p>my country</text:p>
          </table:table-cell>
          <table:table-cell office:value-type="string">
            <text:p>N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oves</text:p>
          </table:table-cell>
          <table:table-cell office:value-type="string">
            <text:p>'s moving</text:p>
          </table:table-cell>
          <table:table-cell office:value-type="string">
            <text:p>S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para</text:p>
          </table:table-cell>
          <table:table-cell office:value-type="string">
            <text:p>para . 4</text:p>
          </table:table-cell>
          <table:table-cell office:value-type="string">
            <text:p>ADV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ay</text:p>
          </table:table-cell>
          <table:table-cell office:value-type="string">
            <text:p>going to tell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atch</text:p>
          </table:table-cell>
          <table:table-cell office:value-type="string">
            <text:p>a boost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teeny</text:p>
          </table:table-cell>
          <table:table-cell office:value-type="string">
            <text:p>really little</text:p>
          </table:table-cell>
          <table:table-cell office:value-type="string">
            <text:p>ADJP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unpob</text:p>
          </table:table-cell>
          <table:table-cell office:value-type="string">
            <text:p>general committee</text:p>
          </table:table-cell>
          <table:table-cell office:value-type="string">
            <text:p>NP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revenue</text:p>
          </table:table-cell>
          <table:table-cell office:value-type="string">
            <text:p>tax revenue</text:p>
          </table:table-cell>
          <table:table-cell office:value-type="string">
            <text:p>N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notably</text:p>
          </table:table-cell>
          <table:table-cell office:value-type="string">
            <text:p>most particularly</text:p>
          </table:table-cell>
          <table:table-cell office:value-type="string">
            <text:p>ADVP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string">
            <text:p>proceedings</text:p>
          </table:table-cell>
          <table:table-cell office:value-type="string">
            <text:p>the trial proceedings</text:p>
          </table:table-cell>
          <table:table-cell office:value-type="string">
            <text:p>N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choices</text:p>
          </table:table-cell>
          <table:table-cell office:value-type="string">
            <text:p>their options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uranium</text:p>
          </table:table-cell>
          <table:table-cell office:value-type="string">
            <text:p>enriched uranium</text:p>
          </table:table-cell>
          <table:table-cell office:value-type="string">
            <text:p>NP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lso</text:p>
          </table:table-cell>
          <table:table-cell office:value-type="string">
            <text:p>do l</text:p>
          </table:table-cell>
          <table:table-cell office:value-type="string">
            <text:p>V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aghdad</text:p>
          </table:table-cell>
          <table:table-cell office:value-type="string">
            <text:p>iraqi capital baghdad</text:p>
          </table:table-cell>
          <table:table-cell office:value-type="string">
            <text:p>X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eeing</text:p>
          </table:table-cell>
          <table:table-cell office:value-type="string">
            <text:p>have seen it</text:p>
          </table:table-cell>
          <table:table-cell office:value-type="string">
            <text:p>V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reason</text:p>
          </table:table-cell>
          <table:table-cell office:value-type="string">
            <text:p>been right</text:p>
          </table:table-cell>
          <table:table-cell office:value-type="string">
            <text:p>VP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worldwide</text:p>
          </table:table-cell>
          <table:table-cell office:value-type="string">
            <text:p>all regions of the world</text:p>
          </table:table-cell>
          <table:table-cell office:value-type="string">
            <text:p>N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ow</text:p>
          </table:table-cell>
          <table:table-cell office:value-type="string">
            <text:p>just as</text:p>
          </table:table-cell>
          <table:table-cell office:value-type="string">
            <text:p>ADV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ector</text:p>
          </table:table-cell>
          <table:table-cell office:value-type="string">
            <text:p>the industry 's</text:p>
          </table:table-cell>
          <table:table-cell office:value-type="string">
            <text:p>N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turi</text:p>
          </table:table-cell>
          <table:table-cell office:value-type="string">
            <text:p>the ituri district</text:p>
          </table:table-cell>
          <table:table-cell office:value-type="string">
            <text:p>NP</text:p>
          </table:table-cell>
          <table:table-cell table:number-columns-repeated="1021"/>
        </table:table-row>
        <table:table-row table:style-name="ro1">
          <table:table-cell office:value-type="string">
            <text:p>2003/04</text:p>
          </table:table-cell>
          <table:table-cell office:value-type="string">
            <text:p>the 2003-04 fiscal year</text:p>
          </table:table-cell>
          <table:table-cell office:value-type="string">
            <text:p>NP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table-cell office:value-type="string">
            <text:p>idrc</text:p>
          </table:table-cell>
          <table:table-cell office:value-type="string">
            <text:p>the centre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crap</text:p>
          </table:table-cell>
          <table:table-cell office:value-type="string">
            <text:p>the shit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weekdays</text:p>
          </table:table-cell>
          <table:table-cell office:value-type="string">
            <text:p>the week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initiated</text:p>
          </table:table-cell>
          <table:table-cell office:value-type="string">
            <text:p>has undertaken</text:p>
          </table:table-cell>
          <table:table-cell office:value-type="string">
            <text:p>V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non-parties</text:p>
          </table:table-cell>
          <table:table-cell office:value-type="string">
            <text:p>not parties</text:p>
          </table:table-cell>
          <table:table-cell office:value-type="string">
            <text:p>NP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provides for</text:p>
          </table:table-cell>
          <table:table-cell office:value-type="string">
            <text:p>V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quick</text:p>
          </table:table-cell>
          <table:table-cell office:value-type="string">
            <text:p>pretty quick</text:p>
          </table:table-cell>
          <table:table-cell office:value-type="string">
            <text:p>ADVP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ccents</text:p>
          </table:table-cell>
          <table:table-cell office:value-type="string">
            <text:p>a touch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m</text:p>
          </table:table-cell>
          <table:table-cell office:value-type="string">
            <text:p>her majesty</text:p>
          </table:table-cell>
          <table:table-cell office:value-type="string">
            <text:p>NP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raining</text:p>
          </table:table-cell>
          <table:table-cell office:value-type="string">
            <text:p>of learning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ce-president</text:p>
          </table:table-cell>
          <table:table-cell office:value-type="string">
            <text:p>the deputy president</text:p>
          </table:table-cell>
          <table:table-cell office:value-type="string">
            <text:p>NP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eamwork</text:p>
          </table:table-cell>
          <table:table-cell office:value-type="string">
            <text:p>collective action</text:p>
          </table:table-cell>
          <table:table-cell office:value-type="string">
            <text:p>N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taken</text:p>
          </table:table-cell>
          <table:table-cell office:value-type="string">
            <text:p>been made</text:p>
          </table:table-cell>
          <table:table-cell office:value-type="string">
            <text:p>VP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isgivings</text:p>
          </table:table-cell>
          <table:table-cell office:value-type="string">
            <text:p>any doubt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ackages</text:p>
          </table:table-cell>
          <table:table-cell office:value-type="string">
            <text:p>the package</text:p>
          </table:table-cell>
          <table:table-cell office:value-type="string">
            <text:p>NP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duties</text:p>
          </table:table-cell>
          <table:table-cell office:value-type="string">
            <text:p>the responsibilities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the eu's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authorisation</text:p>
          </table:table-cell>
          <table:table-cell office:value-type="string">
            <text:p>a permit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investigations</text:p>
          </table:table-cell>
          <table:table-cell office:value-type="string">
            <text:p>such investigations</text:p>
          </table:table-cell>
          <table:table-cell office:value-type="string">
            <text:p>NP</text:p>
          </table:table-cell>
          <table:table-cell table:number-columns-repeated="1021"/>
        </table:table-row>
        <table:table-row table:style-name="ro1">
          <table:table-cell office:value-type="string">
            <text:p>cheese</text:p>
          </table:table-cell>
          <table:table-cell office:value-type="string">
            <text:p>say cheese</text:p>
          </table:table-cell>
          <table:table-cell office:value-type="string">
            <text:p>V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equality</text:p>
          </table:table-cell>
          <table:table-cell office:value-type="string">
            <text:p>a par</text:p>
          </table:table-cell>
          <table:table-cell office:value-type="string">
            <text:p>N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ist</text:p>
          </table:table-cell>
          <table:table-cell office:value-type="string">
            <text:p>contact list</text:p>
          </table:table-cell>
          <table:table-cell office:value-type="string">
            <text:p>X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damaged</text:p>
          </table:table-cell>
          <table:table-cell office:value-type="string">
            <text:p>been injured</text:p>
          </table:table-cell>
          <table:table-cell office:value-type="string">
            <text:p>V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iron</text:p>
          </table:table-cell>
          <table:table-cell office:value-type="string">
            <text:p>a par</text:p>
          </table:table-cell>
          <table:table-cell office:value-type="string">
            <text:p>N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om</text:p>
          </table:table-cell>
          <table:table-cell office:value-type="string">
            <text:p>her mother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women</text:p>
          </table:table-cell>
          <table:table-cell office:value-type="string">
            <text:p>such women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operation</text:p>
          </table:table-cell>
          <table:table-cell office:value-type="string">
            <text:p>the workings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cmf</text:p>
          </table:table-cell>
          <table:table-cell office:value-type="string">
            <text:p>the fcm</text:p>
          </table:table-cell>
          <table:table-cell office:value-type="string">
            <text:p>NP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oards</text:p>
          </table:table-cell>
          <table:table-cell office:value-type="string">
            <text:p>the committees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olland</text:p>
          </table:table-cell>
          <table:table-cell office:value-type="string">
            <text:p>the netherlands</text:p>
          </table:table-cell>
          <table:table-cell office:value-type="string">
            <text:p>TO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jag</text:p>
          </table:table-cell>
          <table:table-cell office:value-type="string">
            <text:p>the advisory group</text:p>
          </table:table-cell>
          <table:table-cell office:value-type="string">
            <text:p>NP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xcuse</text:p>
          </table:table-cell>
          <table:table-cell office:value-type="string">
            <text:p>to apologize</text:p>
          </table:table-cell>
          <table:table-cell office:value-type="string">
            <text:p>V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inheritance</text:p>
          </table:table-cell>
          <table:table-cell office:value-type="string">
            <text:p>inherit property</text:p>
          </table:table-cell>
          <table:table-cell office:value-type="string">
            <text:p>V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upervision</text:p>
          </table:table-cell>
          <table:table-cell office:value-type="string">
            <text:p>the guidance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beginning</text:p>
          </table:table-cell>
          <table:table-cell office:value-type="string">
            <text:p>will start</text:p>
          </table:table-cell>
          <table:table-cell office:value-type="string">
            <text:p>V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ince</text:p>
          </table:table-cell>
          <table:table-cell office:value-type="string">
            <text:p>, ever since</text:p>
          </table:table-cell>
          <table:table-cell office:value-type="string">
            <text:p>X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drug-trafficking</text:p>
          </table:table-cell>
          <table:table-cell office:value-type="string">
            <text:p>trafficking in drugs</text:p>
          </table:table-cell>
          <table:table-cell office:value-type="string">
            <text:p>N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others</text:p>
          </table:table-cell>
          <table:table-cell office:value-type="string">
            <text:p>other states</text:p>
          </table:table-cell>
          <table:table-cell office:value-type="string">
            <text:p>NP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resent</text:p>
          </table:table-cell>
          <table:table-cell office:value-type="string">
            <text:p>the time</text:p>
          </table:table-cell>
          <table:table-cell office:value-type="string">
            <text:p>N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et</text:p>
          </table:table-cell>
          <table:table-cell office:value-type="string">
            <text:p>filled in</text:p>
          </table:table-cell>
          <table:table-cell office:value-type="string">
            <text:p>V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uy</text:p>
          </table:table-cell>
          <table:table-cell office:value-type="string">
            <text:p>the procurement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incompatibility</text:p>
          </table:table-cell>
          <table:table-cell office:value-type="string">
            <text:p>any conflict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ome</text:p>
          </table:table-cell>
          <table:table-cell office:value-type="string">
            <text:p>their own countries</text:p>
          </table:table-cell>
          <table:table-cell office:value-type="string">
            <text:p>N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termination</text:p>
          </table:table-cell>
          <table:table-cell office:value-type="string">
            <text:p>great determination</text:p>
          </table:table-cell>
          <table:table-cell office:value-type="string">
            <text:p>N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tabilises</text:p>
          </table:table-cell>
          <table:table-cell office:value-type="string">
            <text:p>is stable</text:p>
          </table:table-cell>
          <table:table-cell office:value-type="string">
            <text:p>V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-camille</text:p>
          </table:table-cell>
          <table:table-cell office:value-type="string">
            <text:p>hey , camille</text:p>
          </table:table-cell>
          <table:table-cell office:value-type="string">
            <text:p>INTJ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excessively</text:p>
          </table:table-cell>
          <table:table-cell office:value-type="string">
            <text:p>too far</text:p>
          </table:table-cell>
          <table:table-cell office:value-type="string">
            <text:p>ADVP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minations</text:p>
          </table:table-cell>
          <table:table-cell office:value-type="string">
            <text:p>the termination</text:p>
          </table:table-cell>
          <table:table-cell office:value-type="string">
            <text:p>NP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entered</text:p>
          </table:table-cell>
          <table:table-cell office:value-type="string">
            <text:p>get in</text:p>
          </table:table-cell>
          <table:table-cell office:value-type="string">
            <text:p>V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xploitation</text:p>
          </table:table-cell>
          <table:table-cell office:value-type="string">
            <text:p>the exploration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liability</text:p>
          </table:table-cell>
          <table:table-cell office:value-type="string">
            <text:p>responsibility and liability</text:p>
          </table:table-cell>
          <table:table-cell office:value-type="string">
            <text:p>TO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reverse</text:p>
          </table:table-cell>
          <table:table-cell office:value-type="string">
            <text:p>reverse the current trend</text:p>
          </table:table-cell>
          <table:table-cell office:value-type="string">
            <text:p>V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badly</text:p>
          </table:table-cell>
          <table:table-cell office:value-type="string">
            <text:p>so bad</text:p>
          </table:table-cell>
          <table:table-cell office:value-type="string">
            <text:p>ADVP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suite</text:p>
          </table:table-cell>
          <table:table-cell office:value-type="string">
            <text:p>a follow-up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sworn</text:p>
          </table:table-cell>
          <table:table-cell office:value-type="string">
            <text:p>take an oath</text:p>
          </table:table-cell>
          <table:table-cell office:value-type="string">
            <text:p>V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tay</text:p>
          </table:table-cell>
          <table:table-cell office:value-type="string">
            <text:p>gonna stay</text:p>
          </table:table-cell>
          <table:table-cell office:value-type="string">
            <text:p>ADJ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notification</text:p>
          </table:table-cell>
          <table:table-cell office:value-type="string">
            <text:p>the declaration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entrepreneurship</text:p>
          </table:table-cell>
          <table:table-cell office:value-type="string">
            <text:p>the entrepreneurial spirit</text:p>
          </table:table-cell>
          <table:table-cell office:value-type="string">
            <text:p>N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ordnance</text:p>
          </table:table-cell>
          <table:table-cell office:value-type="string">
            <text:p>the ammunition</text:p>
          </table:table-cell>
          <table:table-cell office:value-type="string">
            <text:p>NP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'm</text:p>
          </table:table-cell>
          <table:table-cell office:value-type="string">
            <text:p>do n't</text:p>
          </table:table-cell>
          <table:table-cell office:value-type="string">
            <text:p>VP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know</text:p>
          </table:table-cell>
          <table:table-cell office:value-type="string">
            <text:p>knows this</text:p>
          </table:table-cell>
          <table:table-cell office:value-type="string">
            <text:p>VP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19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1P2" style:volatile="true" number:language="en" number:country="US">
      <number:text> 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32P2" style:volatile="true" number:language="en" number:country="US">
      <number:text> </number:text>
      <number:currency-symbol/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n" number:country="US">
      <number:minutes number:style="long"/>
      <number:text>:</number:text>
      <number:seconds number:style="long"/>
    </number:time-style>
    <number:time-style style:name="N10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n" number:country="US">
      <number:minutes number:style="long"/>
      <number:text>:</number:text>
      <number:seconds number:style="long" number:decimal-places="1"/>
    </number:time-style>
    <number:number-style style:name="N1013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document-statistic meta:table-count="1" meta:cell-count="463" meta:object-count="0"/>
    <meta:generator>LibreOffice/3.6$Linux_X86_64 LibreOffice_project/360m1$Build-304</meta:generator>
  </office:meta>
</office:document-meta>
</file>